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marker-start-width="0.215cm" draw:marker-end-width="0.215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2" style:family="graphic" style:parent-style-name="standard">
      <style:graphic-properties draw:stroke="none" svg:stroke-width="0.01cm" svg:stroke-color="#000000" draw:marker-start-width="0.215cm" draw:marker-end-width="0.215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3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stroke="none" svg:stroke-color="#000000" draw:fill="none" draw:fill-color="#ffffff" fo:min-height="0.05cm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gr10" style:family="graphic" style:parent-style-name="standard">
      <style:graphic-properties draw:stroke="none" svg:stroke-color="#000000" draw:fill="none" draw:fill-color="#ffffff" fo:min-height="0.923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8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69cm" svg:height="0.882cm" svg:x="14.336cm" svg:y="2.618cm">
          <text:p text:style-name="P1">Tx_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73cm" svg:height="0.519cm" svg:x="14.332cm" svg:y="2.09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7cm" svg:height="0.882cm" svg:x="12.266cm" svg:y="2.618cm">
          <text:p text:style-name="P1">Rx_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73cm" svg:height="0.519cm" svg:x="12.263cm" svg:y="2.09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5cm" svg:height="0.882cm" svg:x="9.916cm" svg:y="2.617cm">
          <text:p text:style-name="P1">Rx_int_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55cm" svg:height="0.519cm" svg:x="9.911cm" svg:y="2.09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69cm" svg:height="0.882cm" svg:x="7.842cm" svg:y="2.617cm">
          <text:p text:style-name="P1">Tx_ful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72cm" svg:height="0.519cm" svg:x="7.839cm" svg:y="2.09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69cm" svg:height="0.881cm" svg:x="5.773cm" svg:y="2.617cm">
          <text:p text:style-name="P1">Rx_ful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73cm" svg:height="0.519cm" svg:x="5.769cm" svg:y="2.09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7cm" svg:height="0.882cm" svg:x="3.703cm" svg:y="2.616cm">
          <text:p text:style-name="P1">unuse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73cm" svg:height="0.519cm" svg:x="3.7cm" svg:y="2.095cm">
          <text:p text:style-name="P1">31-5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2cm" svg:height="1.7cm" svg:x="4.3cm" svg:y="7.1cm">
          <text:p text:style-name="P2"><text:span text:style-name="T1">TX_DISAB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2cm" svg:height="1.7cm" svg:x="13.1cm" svg:y="7.1cm">
          <text:p text:style-name="P2"><text:span text:style-name="T1">TX_ENAB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5cm" svg:height="1.8cm" svg:x="8.4cm" svg:y="12.5cm">
          <text:p text:style-name="P2"><text:span text:style-name="T1">TX_TRANSMIT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cm" svg:y1="6.7cm" svg:x2="4.9cm" svg:y2="7.4cm">
          <text:p/>
        </draw:line>
        <draw:frame draw:style-name="gr5" draw:text-style-name="P4" draw:layer="layout" svg:width="2.2cm" svg:height="0.725cm" svg:x="3.2cm" svg:y="6cm">
          <draw:text-box>
            <text:p text:style-name="P4"><text:span text:style-name="T1">RESET</text:span></text:p>
          </draw:text-box>
        </draw:frame>
        <draw:connector draw:style-name="gr4" draw:text-style-name="P3" draw:layer="layout" draw:type="curve" svg:x1="7.5cm" svg:y1="7.95cm" svg:x2="13.1cm" svg:y2="7.95cm" draw:start-shape="id1" draw:start-glue-point="10" draw:end-shape="id2" draw:end-glue-point="6" svg:d="m7500 7950h5600" svg:viewBox="0 0 5601 1">
          <text:p/>
        </draw:connector>
        <draw:connector draw:style-name="gr4" draw:text-style-name="P3" draw:layer="layout" draw:type="curve" draw:line-skew="-0.743cm" svg:x1="14.7cm" svg:y1="7.1cm" svg:x2="5.9cm" svg:y2="7.1cm" draw:start-shape="id2" draw:start-glue-point="4" draw:end-shape="id1" draw:end-glue-point="4" svg:d="m14700 7100c0-1872-8800-1872-8800 0" svg:viewBox="0 0 8801 1405">
          <text:p/>
        </draw:connector>
        <draw:connector draw:style-name="gr4" draw:text-style-name="P3" draw:layer="layout" draw:type="curve" draw:line-skew="0.257cm" svg:x1="14.7cm" svg:y1="8.8cm" svg:x2="12.668cm" svg:y2="12.763cm" draw:start-shape="id2" draw:start-glue-point="8" draw:end-shape="id3" draw:end-glue-point="11" svg:d="m14700 8800c0 3162-2032 1181-2032 3963" svg:viewBox="0 0 2033 3964">
          <text:p/>
        </draw:connector>
        <draw:connector draw:style-name="gr4" draw:text-style-name="P3" draw:layer="layout" draw:type="curve" svg:x1="10.9cm" svg:y1="12.5cm" svg:x2="13.568cm" svg:y2="8.551cm" draw:start-shape="id3" draw:start-glue-point="4" draw:end-shape="id2" draw:end-glue-point="7" svg:d="m10900 12500c0-2773 2668-799 2668-3949" svg:viewBox="0 0 2669 3950">
          <text:p/>
        </draw:connector>
        <draw:frame draw:style-name="gr6" draw:text-style-name="P4" draw:layer="layout" svg:width="5.3cm" svg:height="0.725cm" svg:x="8.1cm" svg:y="6.975cm">
          <draw:text-box>
            <text:p text:style-name="P4"><text:span text:style-name="T1">Tx_en == 1 / </text:span><text:span text:style-name="T2">Tx_full=0</text:span></text:p>
          </draw:text-box>
        </draw:frame>
        <draw:frame draw:style-name="gr7" draw:text-style-name="P4" draw:layer="layout" svg:width="3.2cm" svg:height="0.95cm" svg:x="8.7cm" svg:y="5cm">
          <draw:text-box>
            <text:p text:style-name="P4"><text:span text:style-name="T1">Tx_en == 0</text:span></text:p>
          </draw:text-box>
        </draw:frame>
        <draw:frame draw:style-name="gr8" draw:text-style-name="P4" draw:layer="layout" svg:width="5.7cm" svg:height="1.199cm" svg:x="13.3cm" svg:y="11cm">
          <draw:text-box>
            <text:p text:style-name="P4"><text:span text:style-name="T1">Write to Tx reg / </text:span></text:p>
            <text:p text:style-name="P4"><text:span text:style-name="T1"><text:s/></text:span><text:span text:style-name="T2">Tx_full = 1</text:span></text:p>
          </draw:text-box>
        </draw:frame>
        <draw:frame draw:style-name="gr9" draw:text-style-name="P4" draw:layer="layout" svg:width="8.5cm" svg:height="1.199cm" svg:x="7.5cm" svg:y="9.9cm">
          <draw:text-box>
            <text:p text:style-name="P4"><text:span text:style-name="T1">Tx finished transmitting /</text:span></text:p>
            <text:p text:style-name="P4"><text:span text:style-name="T2"><text:s/></text:span><text:span text:style-name="T2">Tx_full = 0</text:span></text:p>
          </draw:text-box>
        </draw:frame>
        <draw:custom-shape draw:style-name="gr3" draw:text-style-name="P2" xml:id="id4" draw:id="id4" draw:layer="layout" svg:width="3.2cm" svg:height="1.7cm" svg:x="4.3cm" svg:y="17.8cm">
          <text:p text:style-name="P2"><text:span text:style-name="T1">RX_DISAB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3.2cm" svg:height="1.7cm" svg:x="13.1cm" svg:y="17.8cm">
          <text:p text:style-name="P2"><text:span text:style-name="T1">RX_ENAB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5cm" svg:height="1.8cm" svg:x="8.4cm" svg:y="23.2cm">
          <text:p text:style-name="P2"><text:span text:style-name="T1">RX_DATA_RECEI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cm" svg:y1="17.4cm" svg:x2="4.9cm" svg:y2="18.1cm">
          <text:p/>
        </draw:line>
        <draw:frame draw:style-name="gr5" draw:text-style-name="P4" draw:layer="layout" svg:width="2.2cm" svg:height="0.725cm" svg:x="3.2cm" svg:y="16.7cm">
          <draw:text-box>
            <text:p text:style-name="P4"><text:span text:style-name="T1">RESET</text:span></text:p>
          </draw:text-box>
        </draw:frame>
        <draw:connector draw:style-name="gr4" draw:text-style-name="P3" draw:layer="layout" draw:type="curve" svg:x1="7.5cm" svg:y1="18.65cm" svg:x2="13.1cm" svg:y2="18.65cm" draw:start-shape="id4" draw:start-glue-point="10" draw:end-shape="id5" draw:end-glue-point="6" svg:d="m7500 18650h5600" svg:viewBox="0 0 5601 1">
          <text:p/>
        </draw:connector>
        <draw:connector draw:style-name="gr4" draw:text-style-name="P3" draw:layer="layout" draw:type="curve" draw:line-skew="0.257cm" svg:x1="14.7cm" svg:y1="19.5cm" svg:x2="12.668cm" svg:y2="23.463cm" draw:start-shape="id5" draw:start-glue-point="8" draw:end-shape="id6" draw:end-glue-point="11" svg:d="m14700 19500c0 3162-2032 1181-2032 3963" svg:viewBox="0 0 2033 3964">
          <text:p/>
        </draw:connector>
        <draw:connector draw:style-name="gr4" draw:text-style-name="P3" draw:layer="layout" draw:type="curve" svg:x1="10.9cm" svg:y1="23.2cm" svg:x2="13.568cm" svg:y2="19.251cm" draw:start-shape="id6" draw:start-glue-point="4" draw:end-shape="id5" draw:end-glue-point="7" svg:d="m10900 23200c0-2773 2668-799 2668-3949" svg:viewBox="0 0 2669 3950">
          <text:p/>
        </draw:connector>
        <draw:frame draw:style-name="gr6" draw:text-style-name="P4" draw:layer="layout" svg:width="5.3cm" svg:height="0.725cm" svg:x="8.1cm" svg:y="17.675cm">
          <draw:text-box>
            <text:p text:style-name="P4"><text:span text:style-name="T1">Rx_en == 1 / R</text:span><text:span text:style-name="T2">x_full=0</text:span></text:p>
          </draw:text-box>
        </draw:frame>
        <draw:frame draw:style-name="gr8" draw:text-style-name="P4" draw:layer="layout" svg:width="5.7cm" svg:height="1.673cm" svg:x="13.3cm" svg:y="21.7cm">
          <draw:text-box>
            <text:p text:style-name="P4"><text:span text:style-name="T1">Data received on Rx pin / </text:span></text:p>
            <text:p text:style-name="P4"><text:span text:style-name="T2">Rx_full = 1</text:span></text:p>
            <text:p text:style-name="P4"><text:span text:style-name="T2">INT = Rx_int_en</text:span></text:p>
          </draw:text-box>
        </draw:frame>
        <draw:frame draw:style-name="gr9" draw:text-style-name="P4" draw:layer="layout" svg:width="8.5cm" svg:height="1.673cm" svg:x="7.5cm" svg:y="20.6cm">
          <draw:text-box>
            <text:p text:style-name="P4"><text:span text:style-name="T1">Rx register read by cpu /</text:span></text:p>
            <text:p text:style-name="P4"><text:span text:style-name="T2">Rx_full = 0</text:span></text:p>
            <text:p text:style-name="P4"><text:span text:style-name="T2">INT = 0</text:span></text:p>
          </draw:text-box>
        </draw:frame>
        <draw:connector draw:style-name="gr4" draw:text-style-name="P3" draw:layer="layout" draw:type="curve" svg:x1="8.4cm" svg:y1="24.1cm" svg:x2="4.768cm" svg:y2="19.251cm" draw:start-shape="id6" draw:start-glue-point="6" draw:end-shape="id4" draw:end-glue-point="7" svg:d="m8400 24100c-2422 0-3632-1616-3632-4849" svg:viewBox="0 0 3633 4850">
          <text:p/>
        </draw:connector>
        <draw:frame draw:style-name="gr10" draw:text-style-name="P4" draw:layer="layout" svg:width="5.1cm" svg:height="1.673cm" svg:x="2.4cm" svg:y="21.527cm">
          <draw:text-box>
            <text:p text:style-name="P4"><text:span text:style-name="T1">Rx_en == 0/</text:span></text:p>
            <text:p text:style-name="P4"><text:span text:style-name="T2">Rx_full = 0</text:span></text:p>
            <text:p text:style-name="P4"><text:span text:style-name="T2">INT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ha Karanjkar</meta:initial-creator>
    <meta:creation-date>2016-03-16T16:49:18</meta:creation-date>
    <dc:date>2016-03-16T17:12:41</dc:date>
    <dc:creator>Neha Karanjkar</dc:creator>
    <meta:editing-duration>PT7M13S</meta:editing-duration>
    <meta:editing-cycles>2</meta:editing-cycles>
    <meta:generator>LibreOffice/3.5$Linux_X86_64 LibreOffice_project/350m1$Build-2</meta:generator>
    <meta:document-statistic meta:object-count="38"/>
  </office:meta>
</office:document-meta>
</file>